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style:font-name-complex="Arial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fo:language="ru" fo:country="RU" style:font-name-complex="Arial"/>
    </style:style>
    <style:style style:name="T30" style:family="text">
      <style:text-properties style:font-name-complex="Arial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ru" fo:country="RU" fo:font-style="normal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ize="10pt" fo:language="en" fo:country="US" style:font-name-asian="Arial" style:font-size-asian="10pt" style:font-size-complex="10pt"/>
    </style:style>
    <style:style style:name="T36" style:family="text">
      <style:text-properties fo:font-size="10pt" style:font-name-asian="Arial" style:font-size-asian="10pt" style:font-size-complex="10pt"/>
    </style:style>
    <style:style style:name="T37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2"><text:span text:style-name="T2">Type: </text:span><text:span text:style-name="T3">X-ray radiation dosimeter $type</text:span><text:span text:style-name="T10"><text:tab/></text:span><text:span text:style-name="T9">Date of calibration: </text:span><text:span text:style-name="T8">$date</text:span><text:span text:style-name="T7">.</text:span></text:p>
      <text:p text:style-name="P5"/>
      <text:p text:style-name="P6"><text:span text:style-name="T16">S</text:span><text:span text:style-name="T34">/</text:span><text:span text:style-name="T16">N</text:span><text:span text:style-name="T34">:</text:span><text:span text:style-name="T14"> </text:span><text:span text:style-name="T37"><text:s/></text:span><text:span text:style-name="T27">$</text:span><text:span text:style-name="T14">allSerial </text:span></text:p>
      <text:p text:style-name="P4"/>
      <text:p text:style-name="P3">Measurement limits: </text:p>
      <text:p text:style-name="P4"><text:span text:style-name="T4">$type</text:span>: γ 50 nSv/h – <text:span text:style-name="T5">µ100 Sv/h;</text:span></text:p>
      <text:p text:style-name="P8"/>
      <text:p text:style-name="P3">Measurement error: </text:p>
      <text:p text:style-name="P15"><text:span text:style-name="T4">$type</text:span>: ±15%</text:p>
      <text:p text:style-name="P12"/>
      <text:p text:style-name="P3">Operating conditions:</text:p>
      <text:p text:style-name="P28"><text:span text:style-name="T29">- </text:span><text:span text:style-name="T15">Air temperature<text:tab/></text:span><text:span text:style-name="T30"><text:tab/><text:tab/><text:tab/><text:tab/>+</text:span><text:span text:style-name="T15">$temp</text:span><text:span text:style-name="T30"> °</text:span><text:span text:style-name="T15">C</text:span></text:p>
      <text:p text:style-name="P28"><text:span text:style-name="T29">- </text:span><text:span text:style-name="T15">Atmospheric pressure<text:tab/><text:tab/><text:tab/><text:tab/>98,5 kPa</text:span></text:p>
      <text:p text:style-name="P28"><text:span text:style-name="T29">- </text:span><text:span text:style-name="T15">Relative humidity<text:tab/><text:tab/><text:tab/><text:tab/>$vlag %</text:span></text:p>
      <text:p text:style-name="P29"><text:span text:style-name="T26">- </text:span>Gamma radiation background<text:tab/><text:tab/><text:tab/>$bground <text:s/>nSv/h</text:p>
      <text:p text:style-name="P17"><text:span text:style-name="Знак_20_примечания"><text:span text:style-name="T35"/></text:span></text:p>
      <text:p text:style-name="P17"><text:span text:style-name="Знак_20_примечания"><text:span text:style-name="T35">Calibration means</text:span></text:span><text:span text:style-name="Знак_20_примечания"><text:span text:style-name="T36">: </text:span></text:span></text:p>
      <text:p text:style-name="P27"><text:span text:style-name="Знак_20_примечания"><text:span text:style-name="T11">- $eng_facility_007_110;</text:span></text:span></text:p>
      <text:p text:style-name="P7"/>
      <text:p text:style-name="P9">Calibration data</text:p>
      <text:p text:style-name="P1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17">$type (</text:span><text:span text:style-name="T20">γ</text:span><text:span text:style-name="T17">) s/n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<text:span text:style-name="T12">Dose rate at check point</text:span> <text:span text:style-name="T22">Ḣ</text:span><text:span text:style-name="T24">oi</text:span><text:span text:style-name="T32">(</text:span><text:span text:style-name="T33">0.07</text:span><text:span text:style-name="T32">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31"><text:span text:style-name="T12">Distan-ce to source</text:span>, </text:p>
            <text:p text:style-name="P32">R, сm</text:p>
          </table:table-cell>
          <table:table-cell table:style-name="t1.B2" table:number-columns-spanned="5" office:value-type="string">
            <text:p text:style-name="P26"><text:span text:style-name="T1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18">Relative gamma radiation dose rate measure-ment</text:span> <text:span text:style-name="T12">error</text:span></text:p>
            <text:p text:style-name="P37"><text:span text:style-name="T28">θ</text:span><text:span text:style-name="T25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35"><text:span text:style-name="T12">Confidence limit of the intrinsic <text:s/>relative error</text:span> <text:span text:style-name="T19">Δ</text:span><text:span text:style-name="T24">i</text:span><text:span text:style-name="T12">,</text:span> % <text:span text:style-name="T12">during calibration</text:span></text:p>
          </table:table-cell>
          <table:table-cell table:style-name="t1.K2" table:number-rows-spanned="3" office:value-type="string">
            <text:p text:style-name="P33"><text:span text:style-name="T12">Limits of intrinsic relative error</text:span>, </text:p>
            <text:p text:style-name="P33">% </text:p>
            <text:p text:style-name="P34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12">Back-ground</text:span>, <text:span text:style-name="T13">nSv</text:span><text:span text:style-name="T22">/</text:span><text:span text:style-name="T13">h</text:span></text:p>
          </table:table-cell>
          <table:table-cell table:style-name="t1.D3" table:number-columns-spanned="3" office:value-type="string">
            <text:p text:style-name="P26"><text:span text:style-name="T12">Measured value</text:span> <text:span text:style-name="T22">Ḣ</text:span><text:span text:style-name="T21">*</text:span><text:span text:style-name="T24">i</text:span><text:span text:style-name="T32">(</text:span><text:span text:style-name="T31">0.07</text:span><text:span text:style-name="T32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12">Average value</text:span>, <text:span text:style-name="T13">H</text:span><text:span text:style-name="T24">i</text:span><text:span text:style-name="T32">(</text:span><text:span text:style-name="T31">0.07</text:span><text:span text:style-name="T32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22">H</text:span><text:span text:style-name="T23">1</text:span></text:p>
          </table:table-cell>
          <table:table-cell table:style-name="t1.D3" office:value-type="string">
            <text:p text:style-name="P26"><text:span text:style-name="T13">H</text:span><text:span text:style-name="T23">2</text:span></text:p>
          </table:table-cell>
          <table:table-cell table:style-name="t1.D3" office:value-type="string">
            <text:p text:style-name="P26"><text:span text:style-name="T13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2">0,07</text:span> μ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0">±<text:span text:style-name="T26">15</text:span></text:p>
          </table:table-cell>
        </table:table-row>
        <table:table-row>
          <table:table-cell table:style-name="t1.A5" office:value-type="string">
            <text:p text:style-name="P10">0,7 μ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μ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μ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3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19T11:01:03.01</dc:date>
    <meta:print-date>2019-04-03T15:18:00</meta:print-date>
    <meta:editing-cycles>157</meta:editing-cycles>
    <meta:editing-duration>PT11H18M49S</meta:editing-duration>
    <meta:generator>OpenOffice/4.1.6$Win32 OpenOffice.org_project/416m1$Build-9790</meta:generator>
    <meta:document-statistic meta:table-count="2" meta:image-count="1" meta:object-count="0" meta:page-count="1" meta:paragraph-count="84" meta:word-count="172" meta:character-count="1180"/>
  </office:meta>
</office:document-meta>
</file>